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ato, sans-serif" svg:font-family="Lato, sans-serif"/>
  </office:font-face-decls>
  <office:automatic-styles>
    <style:style style:family="text" style:name="T1" style:display-name="T1">
      <style:text-properties fo:color="#717376" style:font-name="Lato, sans-serif" fo:font-size="10.5pt" fo:font-weight="normal" fo:text-transform="none"/>
    </style:style>
    <style:style style:family="paragraph" style:name="P2" style:display-name="P2" style:parent-style-name="Normal">
      <style:paragraph-properties fo:text-indent="0in" fo:widows="2" fo:orphans="2" fo:margin-left="0in" fo:margin-right="0in"/>
    </style:style>
    <style:style style:family="paragraph" style:name="P1" style:display-name="P1" style:parent-style-name="Normal">
      <style:paragraph-properties fo:text-indent="0in" fo:widows="2" fo:orphans="2" fo:margin-left="0in" fo:margin-right="0in" fo:break-before="page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<text:span text:style-name="T1">Доропорядочный муж, с которым жена затеяла пустую ссору, вынужден спасать свою жизнь, потому что разьяренная жена хочет его убить.</text:span></text:p>
        <text:p text:style-name="P2"/>
        <text:p text:style-name="P2"><text:span text:style-name="T1">Добропорядочный муж, поддеоживает идилию дома, в ожидании жены он приготовил ужин и сделал приборку, но жена затеяла ссору и даже нанесла ему порез кухонным ножем.</text:span></text:p>
        <text:p text:style-name="P2"/>
        <text:p text:style-name="P2"><text:span text:style-name="T1">Пирдя с работы жена затевает пустую ссору со своим мужем, добропорядочным семьянином, слово за слово скандал перетекает в драку. Женщина ножом наносит несколько порезов, предлагая ему выбор либо он лио его.</text:span></text:p>
        <text:p text:style-name="P2"/>
        <text:p text:style-name="P2"><text:span text:style-name="T1">Примерный семьянин Кевин Смит, подвергается нападению со стороны жены, которая в плохом настроении вернулась с работы. Во время ссоры она хватается за нож и наносит Кевину ножевое ранение, неожиданно перед супругом возникает вопрос жизни и смерти.</text:span></text:p>
        <text:p text:style-name="P2"/>
        <text:p text:style-name="P2"><text:span text:style-name="T1">Примерный семьянин Кевин Смит, подвергается нападению со стороны жены, которая в плохом настроении вернулась с работы. Когда она кухонным ножом наносит ему ранение, перед супругом возникает вопрос жизни и смерти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0.4925in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en" fo:country="US"/>
    </style:style>
  </office:styles>
  <office:automatic-styles>
    <style:page-layout style:name="Standard">
      <style:page-layout-properties fo:page-width="210.000000mm" fo:page-height="297.000000mm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meta:creation-date>2016-12-05T01:00:00.261083360</meta:creation-date>
    <dc:date>Mon Dec  5 21:09:27 2016
</dc:date>
  </office:meta>
</office:document-meta>
</file>